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.Arabic UI Display" svg:font-family="'.Arabic UI Display', Tahoma, 'Iranian Serif', 'Noto Naskh Arabic', 'Iranian Sans', 'DejaVu Sans', serif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15.875cm" style:rel-column-width="6119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4cm" style:rel-column-width="4331*"/>
    </style:style>
    <style:style style:name="表2.B" style:family="table-column">
      <style:table-column-properties style:column-width="15.877cm" style:rel-column-width="61204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4cm" style:rel-column-width="4331*"/>
    </style:style>
    <style:style style:name="表3.B" style:family="table-column">
      <style:table-column-properties style:column-width="15.877cm" style:rel-column-width="6120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4cm" style:rel-column-width="4331*"/>
    </style:style>
    <style:style style:name="表4.B" style:family="table-column">
      <style:table-column-properties style:column-width="15.877cm" style:rel-column-width="61204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97cm" style:rel-column-width="2685*"/>
    </style:style>
    <style:style style:name="表5.B" style:family="table-column">
      <style:table-column-properties style:column-width="16.304cm" style:rel-column-width="62850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4cm" style:rel-column-width="4331*"/>
    </style:style>
    <style:style style:name="表6.B" style:family="table-column">
      <style:table-column-properties style:column-width="15.877cm" style:rel-column-width="6120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124cm" style:rel-column-width="4331*"/>
    </style:style>
    <style:style style:name="表7.B" style:family="table-column">
      <style:table-column-properties style:column-width="15.877cm" style:rel-column-width="61204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124cm" style:rel-column-width="4331*"/>
    </style:style>
    <style:style style:name="表13.B" style:family="table-column">
      <style:table-column-properties style:column-width="15.877cm" style:rel-column-width="6120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4cm" style:rel-column-width="4331*"/>
    </style:style>
    <style:style style:name="表14.B" style:family="table-column">
      <style:table-column-properties style:column-width="15.877cm" style:rel-column-width="6120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15.875cm" style:rel-column-width="61197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124cm" style:rel-column-width="4331*"/>
    </style:style>
    <style:style style:name="表17.B" style:family="table-column">
      <style:table-column-properties style:column-width="15.877cm" style:rel-column-width="6120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4cm" style:rel-column-width="4331*"/>
    </style:style>
    <style:style style:name="表18.B" style:family="table-column">
      <style:table-column-properties style:column-width="15.877cm" style:rel-column-width="6120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124cm" style:rel-column-width="4331*"/>
    </style:style>
    <style:style style:name="表19.B" style:family="table-column">
      <style:table-column-properties style:column-width="15.877cm" style:rel-column-width="61204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4cm" style:rel-column-width="4331*"/>
    </style:style>
    <style:style style:name="表20.B" style:family="table-column">
      <style:table-column-properties style:column-width="15.877cm" style:rel-column-width="61204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125cm" style:rel-column-width="4338*"/>
    </style:style>
    <style:style style:name="表21.B" style:family="table-column">
      <style:table-column-properties style:column-width="15.875cm" style:rel-column-width="61197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4cm" style:rel-column-width="4331*"/>
    </style:style>
    <style:style style:name="表22.B" style:family="table-column">
      <style:table-column-properties style:column-width="15.877cm" style:rel-column-width="6120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124cm" style:rel-column-width="4331*"/>
    </style:style>
    <style:style style:name="表23.B" style:family="table-column">
      <style:table-column-properties style:column-width="15.877cm" style:rel-column-width="61204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4cm" style:rel-column-width="4331*"/>
    </style:style>
    <style:style style:name="表24.B" style:family="table-column">
      <style:table-column-properties style:column-width="15.877cm" style:rel-column-width="61204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124cm" style:rel-column-width="4331*"/>
    </style:style>
    <style:style style:name="表25.B" style:family="table-column">
      <style:table-column-properties style:column-width="15.877cm" style:rel-column-width="6120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15.875cm" style:rel-column-width="61197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124cm" style:rel-column-width="4331*"/>
    </style:style>
    <style:style style:name="表27.B" style:family="table-column">
      <style:table-column-properties style:column-width="15.877cm" style:rel-column-width="61204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4cm" style:rel-column-width="4331*"/>
    </style:style>
    <style:style style:name="表28.B" style:family="table-column">
      <style:table-column-properties style:column-width="15.877cm" style:rel-column-width="61204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124cm" style:rel-column-width="4331*"/>
    </style:style>
    <style:style style:name="表29.B" style:family="table-column">
      <style:table-column-properties style:column-width="15.877cm" style:rel-column-width="61204*"/>
    </style:style>
    <style:style style:name="表29.1" style:family="table-row">
      <style:table-row-properties style:min-row-height="0.818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transparent" fo:padding="0.097cm" fo:border="0.002cm solid #000000">
        <style:background-image/>
      </style:table-cell-properties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9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124cm" style:rel-column-width="4331*"/>
    </style:style>
    <style:style style:name="表30.B" style:family="table-column">
      <style:table-column-properties style:column-width="15.877cm" style:rel-column-width="61204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1" style:family="table">
      <style:table-properties style:width="17cm" table:align="margins"/>
    </style:style>
    <style:style style:name="表31.A" style:family="table-column">
      <style:table-column-properties style:column-width="1.125cm" style:rel-column-width="4338*"/>
    </style:style>
    <style:style style:name="表31.B" style:family="table-column">
      <style:table-column-properties style:column-width="15.875cm" style:rel-column-width="61197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4cm" style:rel-column-width="4331*"/>
    </style:style>
    <style:style style:name="表32.B" style:family="table-column">
      <style:table-column-properties style:column-width="15.877cm" style:rel-column-width="61204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124cm" style:rel-column-width="4331*"/>
    </style:style>
    <style:style style:name="表33.B" style:family="table-column">
      <style:table-column-properties style:column-width="15.877cm" style:rel-column-width="61204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124cm" style:rel-column-width="4331*"/>
    </style:style>
    <style:style style:name="表34.B" style:family="table-column">
      <style:table-column-properties style:column-width="15.877cm" style:rel-column-width="61204*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/>
    </style:style>
    <style:style style:name="表35.A" style:family="table-column">
      <style:table-column-properties style:column-width="1.124cm" style:rel-column-width="4331*"/>
    </style:style>
    <style:style style:name="表35.B" style:family="table-column">
      <style:table-column-properties style:column-width="15.877cm" style:rel-column-width="61204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15.875cm" style:rel-column-width="61197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4cm" style:rel-column-width="4331*"/>
    </style:style>
    <style:style style:name="表9.B" style:family="table-column">
      <style:table-column-properties style:column-width="15.877cm" style:rel-column-width="6120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4cm" style:rel-column-width="4331*"/>
    </style:style>
    <style:style style:name="表10.B" style:family="table-column">
      <style:table-column-properties style:column-width="15.877cm" style:rel-column-width="6120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124cm" style:rel-column-width="4331*"/>
    </style:style>
    <style:style style:name="表11.B" style:family="table-column">
      <style:table-column-properties style:column-width="15.877cm" style:rel-column-width="6120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124cm" style:rel-column-width="4331*"/>
    </style:style>
    <style:style style:name="表15.B" style:family="table-column">
      <style:table-column-properties style:column-width="15.877cm" style:rel-column-width="6120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646cm" style:rel-column-width="6344*"/>
    </style:style>
    <style:style style:name="表12.B" style:family="table-column">
      <style:table-column-properties style:column-width="15.355cm" style:rel-column-width="59191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ffff99" fo:padding="0.097cm" fo:border="0.002cm solid #000000">
        <style:background-image/>
      </style:table-cell-properties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/>
    </style:style>
    <style:style style:name="表36.A" style:family="table-column">
      <style:table-column-properties style:column-width="1.125cm" style:rel-column-width="4338*"/>
    </style:style>
    <style:style style:name="表36.B" style:family="table-column">
      <style:table-column-properties style:column-width="15.875cm" style:rel-column-width="61197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/>
    </style:style>
    <style:style style:name="表37.A" style:family="table-column">
      <style:table-column-properties style:column-width="1.124cm" style:rel-column-width="4331*"/>
    </style:style>
    <style:style style:name="表37.B" style:family="table-column">
      <style:table-column-properties style:column-width="15.877cm" style:rel-column-width="61204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none" fo:border-top="none" fo:border-bottom="0.002cm solid #000000"/>
    </style:style>
    <style:style style:name="表3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/>
    </style:style>
    <style:style style:name="表38.A" style:family="table-column">
      <style:table-column-properties style:column-width="1.124cm" style:rel-column-width="4331*"/>
    </style:style>
    <style:style style:name="表38.B" style:family="table-column">
      <style:table-column-properties style:column-width="15.877cm" style:rel-column-width="61204*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/>
    </style:style>
    <style:style style:name="表39.A" style:family="table-column">
      <style:table-column-properties style:column-width="1.124cm" style:rel-column-width="4331*"/>
    </style:style>
    <style:style style:name="表39.B" style:family="table-column">
      <style:table-column-properties style:column-width="15.877cm" style:rel-column-width="61204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none" fo:border-top="none" fo:border-bottom="0.002cm solid #000000"/>
    </style:style>
    <style:style style:name="表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/>
    </style:style>
    <style:style style:name="表40.A" style:family="table-column">
      <style:table-column-properties style:column-width="1.124cm" style:rel-column-width="4331*"/>
    </style:style>
    <style:style style:name="表40.B" style:family="table-column">
      <style:table-column-properties style:column-width="15.877cm" style:rel-column-width="6120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3" style:family="paragraph" style:parent-style-name="Standard">
      <style:text-properties fo:color="#000000" style:font-name="times new roman" fo:font-size="14pt" style:font-size-asian="24pt" style:font-size-complex="24pt"/>
    </style:style>
    <style:style style:name="P4" style:family="paragraph" style:parent-style-name="Standard">
      <style:text-properties fo:color="#3333ff" fo:font-size="24pt" style:font-size-asian="24pt" style:font-size-complex="24pt"/>
    </style:style>
    <style:style style:name="P5" style:family="paragraph" style:parent-style-name="Standard">
      <style:text-properties fo:font-size="20pt" style:font-size-asian="20pt" style:font-size-complex="20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Standard">
      <style:text-properties fo:color="#cc00cc" fo:font-size="20pt" style:font-size-asian="20pt" style:font-size-complex="20pt"/>
    </style:style>
    <style:style style:name="P8" style:family="paragraph" style:parent-style-name="Standard">
      <style:text-properties style:font-name="Arial" fo:font-size="20pt" style:font-size-asian="20pt" style:font-name-complex="Arial" style:font-size-complex="20pt"/>
    </style:style>
    <style:style style:name="P9" style:family="paragraph" style:parent-style-name="Standard">
      <style:text-properties style:font-name="Arial" fo:font-size="20pt" style:font-name-asian="Arial" style:font-size-asian="20pt" style:font-size-complex="20pt"/>
    </style:style>
    <style:style style:name="P10" style:family="paragraph" style:parent-style-name="Standard">
      <style:text-properties style:font-name="Arial" fo:font-size="24pt" style:font-size-asian="24pt" style:font-name-complex="Arial" style:font-size-complex="24pt"/>
    </style:style>
    <style:style style:name="P11" style:family="paragraph" style:parent-style-name="Standard">
      <style:text-properties style:font-name="Arial" fo:font-size="24pt" style:font-name-asian="Arial" style:font-size-asian="24pt" style:font-size-complex="24pt"/>
    </style:style>
    <style:style style:name="P12" style:family="paragraph" style:parent-style-name="Standard">
      <style:text-properties fo:color="#993366" fo:font-size="20pt" style:font-size-asian="20pt" style:font-size-complex="20pt"/>
    </style:style>
    <style:style style:name="P13" style:family="paragraph" style:parent-style-name="Standard">
      <style:text-properties style:font-name="Aparajita" fo:font-size="20pt" style:font-size-asian="20pt" style:font-name-complex="Arial" style:font-size-complex="20pt"/>
    </style:style>
    <style:style style:name="P14" style:family="paragraph" style:parent-style-name="Standard">
      <style:text-properties fo:color="#801900" fo:font-size="24pt" style:font-size-asian="24pt" style:font-size-complex="24pt"/>
    </style:style>
    <style:style style:name="P15" style:family="paragraph" style:parent-style-name="Table_20_Contents">
      <style:text-properties fo:font-size="24pt" style:font-size-asian="24pt" style:font-size-complex="24pt"/>
    </style:style>
    <style:style style:name="P16" style:family="paragraph" style:parent-style-name="Table_20_Contents">
      <style:text-properties fo:font-size="20pt" style:font-size-asian="20pt" style:font-size-complex="20pt"/>
    </style:style>
    <style:style style:name="P17" style:family="paragraph" style:parent-style-name="Table_20_Contents">
      <style:text-properties style:font-name="Arial" fo:font-size="24pt" style:font-name-asian="Arial" style:font-size-asian="24pt" style:font-size-complex="24pt"/>
    </style:style>
    <style:style style:name="P18" style:family="paragraph" style:parent-style-name="Table_20_Contents">
      <style:text-properties fo:color="#801900" fo:font-size="24pt" style:font-size-asian="24pt" style:font-size-complex="24pt"/>
    </style:style>
    <style:style style:name="P19" style:family="paragraph" style:parent-style-name="Standard">
      <style:paragraph-properties fo:margin-top="0cm" fo:margin-bottom="0.499cm"/>
      <style:text-properties fo:color="#000000" style:font-name="times new roman" fo:font-size="14pt"/>
    </style:style>
    <style:style style:name="P20" style:family="paragraph" style:parent-style-name="Standard">
      <style:paragraph-properties fo:margin-top="0cm" fo:margin-bottom="0.499cm"/>
      <style:text-properties fo:color="#000000" style:font-name="times new roman" fo:font-size="20pt" style:font-size-asian="20pt" style:font-size-complex="20pt"/>
    </style:style>
    <style:style style:name="P21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2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23" style:family="paragraph" style:parent-style-name="Table_20_Contents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4" style:family="paragraph" style:parent-style-name="Table_20_Contents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25" style:family="paragraph" style:parent-style-name="Standard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6" style:family="paragraph" style:parent-style-name="Standard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27" style:family="paragraph" style:parent-style-name="Table_20_Contents">
      <style:text-properties fo:font-size="20pt" style:font-size-asian="20pt" style:font-size-complex="20pt"/>
    </style:style>
    <style:style style:name="P28" style:family="paragraph" style:parent-style-name="Table_20_Contents">
      <style:text-properties fo:font-size="24pt" style:font-size-asian="24pt" style:font-size-complex="24pt"/>
    </style:style>
    <style:style style:name="P29" style:family="paragraph" style:parent-style-name="Standard">
      <style:text-properties fo:font-size="20pt" style:font-size-asian="20pt" style:font-size-complex="20pt"/>
    </style:style>
    <style:style style:name="P30" style:family="paragraph" style:parent-style-name="Standard" style:list-style-name="L2">
      <style:text-properties fo:font-size="20pt" style:font-size-asian="20pt" style:font-size-complex="20pt"/>
    </style:style>
    <style:style style:name="P31" style:family="paragraph" style:parent-style-name="Standard" style:list-style-name="L3">
      <style:text-properties fo:font-size="20pt" style:font-size-asian="20pt" style:font-size-complex="20pt"/>
    </style:style>
    <style:style style:name="P32" style:family="paragraph" style:parent-style-name="Standard" style:list-style-name="L5">
      <style:text-properties fo:font-size="20pt" style:font-size-asian="20pt" style:font-size-complex="20pt"/>
    </style:style>
    <style:style style:name="P33" style:family="paragraph" style:parent-style-name="Standard" style:list-style-name="L6">
      <style:text-properties fo:font-size="20pt" style:font-size-asian="20pt" style:font-size-complex="20pt"/>
    </style:style>
    <style:style style:name="P34" style:family="paragraph" style:parent-style-name="Standard" style:list-style-name="L8">
      <style:text-properties fo:font-size="20pt" style:font-size-asian="20pt" style:font-size-complex="20pt"/>
    </style:style>
    <style:style style:name="P35" style:family="paragraph" style:parent-style-name="Standard" style:list-style-name="L9">
      <style:text-properties fo:font-size="20pt" style:font-size-asian="20pt" style:font-size-complex="20pt"/>
    </style:style>
    <style:style style:name="P36" style:family="paragraph" style:parent-style-name="Standard" style:list-style-name="L10">
      <style:text-properties fo:font-size="20pt" style:font-size-asian="20pt" style:font-size-complex="20pt"/>
    </style:style>
    <style:style style:name="P37" style:family="paragraph" style:parent-style-name="Standard" style:list-style-name="L12">
      <style:text-properties fo:font-size="20pt" style:font-size-asian="20pt" style:font-size-complex="20pt"/>
    </style:style>
    <style:style style:name="P38" style:family="paragraph" style:parent-style-name="Standard" style:list-style-name="L15">
      <style:text-properties fo:font-size="20pt" style:font-size-asian="20pt" style:font-size-complex="20pt"/>
    </style:style>
    <style:style style:name="P39" style:family="paragraph" style:parent-style-name="Standard" style:list-style-name="L16">
      <style:text-properties fo:font-size="20pt" style:font-size-asian="20pt" style:font-size-complex="20pt"/>
    </style:style>
    <style:style style:name="P40" style:family="paragraph" style:parent-style-name="Standard" style:list-style-name="L17">
      <style:text-properties fo:font-size="20pt" style:font-size-asian="20pt" style:font-size-complex="20pt"/>
    </style:style>
    <style:style style:name="P41" style:family="paragraph" style:parent-style-name="Standard" style:list-style-name="L18">
      <style:text-properties fo:font-size="20pt" style:font-size-asian="20pt" style:font-size-complex="20pt"/>
    </style:style>
    <style:style style:name="P42" style:family="paragraph" style:parent-style-name="Standard" style:list-style-name="L19">
      <style:text-properties fo:font-size="20pt" style:font-size-asian="20pt" style:font-size-complex="20pt"/>
    </style:style>
    <style:style style:name="P43" style:family="paragraph" style:parent-style-name="Standard" style:list-style-name="L20">
      <style:text-properties fo:font-size="20pt" style:font-size-asian="20pt" style:font-size-complex="20pt"/>
    </style:style>
    <style:style style:name="P44" style:family="paragraph" style:parent-style-name="Standard" style:list-style-name="L24">
      <style:text-properties fo:font-size="20pt" style:font-size-asian="20pt" style:font-size-complex="20pt"/>
    </style:style>
    <style:style style:name="P45" style:family="paragraph" style:parent-style-name="Standard" style:list-style-name="L25">
      <style:text-properties fo:font-size="20pt" style:font-size-asian="20pt" style:font-size-complex="20pt"/>
    </style:style>
    <style:style style:name="P46" style:family="paragraph" style:parent-style-name="Standard">
      <style:text-properties fo:font-size="24pt" style:font-size-asian="24pt" style:font-size-complex="24pt"/>
    </style:style>
    <style:style style:name="P47" style:family="paragraph" style:parent-style-name="Standard" style:list-style-name="L7">
      <style:text-properties fo:font-size="24pt" style:font-size-asian="24pt" style:font-size-complex="24pt"/>
    </style:style>
    <style:style style:name="P48" style:family="paragraph" style:parent-style-name="Standard" style:list-style-name="L10">
      <style:text-properties fo:font-size="24pt" style:font-size-asian="24pt" style:font-size-complex="24pt"/>
    </style:style>
    <style:style style:name="P49" style:family="paragraph" style:parent-style-name="Standard" style:list-style-name="L18">
      <style:text-properties fo:font-size="24pt" style:font-size-asian="24pt" style:font-size-complex="24pt"/>
    </style:style>
    <style:style style:name="P50" style:family="paragraph" style:parent-style-name="Standard" style:list-style-name="L20">
      <style:text-properties fo:font-size="24pt" style:font-size-asian="24pt" style:font-size-complex="24pt"/>
    </style:style>
    <style:style style:name="P51" style:family="paragraph" style:parent-style-name="Standard" style:list-style-name="L21">
      <style:text-properties fo:font-size="24pt" style:font-size-asian="24pt" style:font-size-complex="24pt"/>
    </style:style>
    <style:style style:name="P52" style:family="paragraph" style:parent-style-name="Standard" style:list-style-name="L22">
      <style:text-properties fo:font-size="24pt" style:font-size-asian="24pt" style:font-size-complex="24pt"/>
    </style:style>
    <style:style style:name="P53" style:family="paragraph" style:parent-style-name="Standard" style:list-style-name="L25">
      <style:text-properties fo:font-size="24pt" style:font-size-asian="24pt" style:font-size-complex="24pt"/>
    </style:style>
    <style:style style:name="P54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55" style:family="paragraph" style:parent-style-name="Standard" style:list-style-name="L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56" style:family="paragraph" style:parent-style-name="Standard" style:list-style-name="L16">
      <style:text-properties fo:color="#801900" fo:font-size="24pt" style:font-size-asian="24pt" style:font-size-complex="24pt"/>
    </style:style>
    <style:style style:name="P57" style:family="paragraph" style:parent-style-name="Standard" style:list-style-name="L23"/>
    <style:style style:name="P58" style:family="paragraph" style:parent-style-name="Standard">
      <style:text-properties fo:color="#3333ff" fo:font-size="24pt" style:font-size-asian="24pt" style:font-size-complex="24pt"/>
    </style:style>
    <style:style style:name="P59" style:family="paragraph" style:parent-style-name="Standard" style:list-style-name="L26"/>
    <style:style style:name="P60" style:family="paragraph" style:parent-style-name="Standard" style:list-style-name="L13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61" style:family="paragraph" style:parent-style-name="Standard" style:list-style-name="L14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62" style:family="paragraph" style:parent-style-name="Standard" style:list-style-name="L14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63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64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5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/>
    </style:style>
    <style:style style:name="P66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67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fo:letter-spacing="normal"/>
    </style:style>
    <style:style style:name="P68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/>
    </style:style>
    <style:style style:name="P69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222222" fo:letter-spacing="normal"/>
    </style:style>
    <style:style style:name="P70" style:family="paragraph" style:parent-style-name="Text_20_body" style:list-style-name="L1">
      <style:paragraph-properties fo:margin-left="0.397cm" fo:margin-right="0cm" fo:orphans="2" fo:widows="2" fo:text-indent="0cm" style:auto-text-indent="false"/>
    </style:style>
    <style:style style:name="P71" style:family="paragraph" style:parent-style-name="Text_20_body" style:list-style-name="L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72" style:family="paragraph" style:parent-style-name="Text_20_body" style:list-style-name="L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73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74" style:family="paragraph" style:parent-style-name="Text_20_body" style:list-style-name="L23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75" style:family="paragraph" style:parent-style-name="Text_20_body" style:list-style-name="L26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76" style:family="paragraph" style:parent-style-name="Text_20_body" style:list-style-name="L4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77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78" style:family="paragraph" style:parent-style-name="Text_20_body" style:list-style-name="L1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79" style:family="paragraph" style:parent-style-name="Text_20_body" style:list-style-name="L2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80" style:family="paragraph" style:parent-style-name="Text_20_body" style:list-style-name="L26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81" style:family="paragraph" style:parent-style-name="Text_20_body" style:list-style-name="L8">
      <style:paragraph-properties fo:margin-top="0cm" fo:margin-bottom="0cm" style:line-height-at-least="0.344cm" fo:orphans="2" fo:widows="2" fo:background-color="#ff9999">
        <style:background-image/>
      </style:paragraph-properties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8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T1" style:family="text">
      <style:text-properties fo:font-variant="normal" fo:text-transform="none" fo:color="#000000" fo:letter-spacing="normal" style:font-name-complex="times new roman" style:font-size-complex="14pt" style:font-style-complex="normal" style:font-weight-complex="normal"/>
    </style:style>
    <style:style style:name="T2" style:family="text">
      <style:text-properties fo:font-variant="normal" fo:text-transform="none" fo:color="#000000" fo:letter-spacing="normal" style:font-name-complex="times new roman" style:font-size-complex="24pt" style:font-style-complex="normal" style:font-weight-complex="normal"/>
    </style:style>
    <style:style style:name="T3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4" style:family="text">
      <style:text-properties fo:font-variant="normal" fo:text-transform="none" fo:color="#000000" fo:letter-spacing="normal" style:font-name-asian="times new roman" style:font-size-asian="18pt" style:font-style-asian="normal" style:font-weight-asian="normal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7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8" style:family="text">
      <style:text-properties fo:font-variant="normal" fo:text-transform="none" fo:color="#000000" style:font-name="times new roman" fo:font-size="18pt" fo:letter-spacing="normal" fo:font-style="normal" fo:font-weight="normal"/>
    </style:style>
    <style:style style:name="T9" style:family="text">
      <style:text-properties fo:font-variant="normal" fo:text-transform="none" fo:color="#1155cc" style:font-name="times new roman" fo:font-size="14pt" fo:letter-spacing="normal" fo:font-style="normal" fo:font-weight="normal"/>
    </style:style>
    <style:style style:name="T10" style:family="text">
      <style:text-properties fo:font-variant="normal" fo:text-transform="none" fo:color="#1155cc" fo:letter-spacing="normal" style:font-name-asian="times new roman" style:font-size-asian="14pt" style:font-style-asian="normal" style:font-weight-asian="normal"/>
    </style:style>
    <style:style style:name="T11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12" style:family="text">
      <style:text-properties fo:font-variant="normal" fo:text-transform="none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13" style:family="text">
      <style:text-properties fo:color="#000000" style:font-name-complex="times new roman" style:font-size-complex="24pt" style:font-style-complex="normal" style:font-weight-complex="normal"/>
    </style:style>
    <style:style style:name="T14" style:family="text">
      <style:text-properties fo:color="#000000" style:font-name="times new roman" fo:font-size="14pt" fo:font-style="normal" fo:font-weight="normal"/>
    </style:style>
    <style:style style:name="T15" style:family="text">
      <style:text-properties fo:color="#000000" style:font-name-asian="times new roman" style:font-size-asian="14pt" style:font-style-asian="normal" style:font-weight-asian="normal"/>
    </style:style>
    <style:style style:name="T16" style:family="text">
      <style:text-properties style:font-name-complex="times new roman" style:font-size-complex="24pt" style:font-style-complex="normal" style:font-weight-complex="normal"/>
    </style:style>
    <style:style style:name="T17" style:family="text">
      <style:text-properties style:font-name-complex="times new roman" style:font-size-complex="14pt" style:font-style-complex="normal" style:font-weight-complex="normal"/>
    </style:style>
    <style:style style:name="T18" style:family="text">
      <style:text-properties style:font-name="times new roman" fo:font-size="12pt" fo:font-style="normal" fo:font-weight="normal"/>
    </style:style>
    <style:style style:name="T19" style:family="text">
      <style:text-properties style:font-name="times new roman" fo:font-size="14pt" fo:font-style="normal" fo:font-weight="normal"/>
    </style:style>
    <style:style style:name="T20" style:family="text">
      <style:text-properties style:font-name-asian="times new roman" style:font-size-asian="14pt" style:font-style-asian="normal" style:font-weight-asian="normal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0pt" style:font-size-asian="20pt" style:language-asian="ja" style:country-asian="JP" style:font-size-complex="20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0210208_110923=================</text:p>
      <text:p text:style-name="P20">myself/ diary / XXXX</text:p>
      <text:list xml:id="list8780101285226269975" text:style-name="L1">
        <text:list-item>
          <text:p text:style-name="P64">먹이주기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6"/>
          </table:table-cell>
          <table:table-cell table:style-name="表1.B1" office:value-type="string">
            <text:p text:style-name="P5">두 마리. 옹벽 위에. / 마시지 후, 옹벽 위으로 올릴 때. 크로는 나를 기다리지 않고 스스로 보도 쪽으로 가서 옹벽 위에 올고, 평소 위치으로 온다.</text:p>
          </table:table-cell>
        </table:table-row>
      </table:table>
      <text:p text:style-name="P5"/>
      <text:list xml:id="list6799517149356381139" text:style-name="L2">
        <text:list-item>
          <text:p text:style-name="P30">신변의 세들로한 것에 대해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16"/>
          </table:table-cell>
          <table:table-cell table:style-name="表2.B1" office:value-type="string">
            <text:p text:style-name="P5">방 청소[Sprzątanie~pokoju.</text:p>
            <text:p text:style-name="P5">매일 밤에 자신의 방을 청소한다. / 어떻게 할까라고 말하면, 내가 "고로고로(일본어)" 라고 부르는 기구를 사용한다. / 이 기구는 막대 끝에 롤러가 붙어있다. . / 이 막대기를 쥐고, 롤러를 구른다. / 롤러에는 끈끈한 시트가 붙어있다. . / 이 시트에 바닥의 쓰레기가 부착된다.</text:p>
          </table:table-cell>
        </table:table-row>
      </table:table>
      <text:list xml:id="list34508436" text:continue-numbering="true" text:style-name="L2">
        <text:list-item>
          <text:p text:style-name="P71">muzyka</text:p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6"/>
          </table:table-cell>
          <table:table-cell table:style-name="表3.B1" office:value-type="string">
            <text:list xml:id="list524441598394025056" text:style-name="L3">
              <text:list-item>
                <text:p text:style-name="P31">klarnecie nie zagrałem. / shaku : pierwszego półnuty. Dokładniej[더-정확하게, ćwierćnuty. ćwierćnuta, to znaczy, jedna nuta z jedną czwartę wysokości[높이 całej dźwięku. / a potem, zagrałem, co nazywam, "sekwencję", to znaczy, jedną sekwencję z dwoma lub trzema nutami pod[연속해서~1 rząd.</text:p>
              </text:list-item>
              <text:list-item>
                <text:p text:style-name="P31">shino : Podobnie, kilka sekwencji. wczoraj, spisałem muzykę na papierze. nie tylko nuty, ale także, znaki określające[지정 objętość[음량 notatek[노트.</text:p>
              </text:list-item>
            </text:list>
          </table:table-cell>
        </table:table-row>
      </table:table>
      <text:list xml:id="list34506893" text:continue-list="list34508436" text:style-name="L2">
        <text:list-item>
          <text:p text:style-name="P30"><text:soft-page-break/></text:p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5"/>
          </table:table-cell>
          <table:table-cell table:style-name="表4.B1" office:value-type="string">
            <text:p text:style-name="P1"/>
          </table:table-cell>
        </table:table-row>
      </table:table>
      <text:p text:style-name="P1">//</text:p>
      <text:p text:style-name="P1"/>
      <text:p text:style-name="P22"/>
      <text:p text:style-name="P4">20210209_092018=================</text:p>
      <text:p text:style-name="P20">myself/ diary /20210209_092018</text:p>
      <text:list xml:id="list6969597441085289665" text:style-name="L4">
        <text:list-item>
          <text:p text:style-name="P76">먹이주기</text:p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6"/>
          </table:table-cell>
          <table:table-cell table:style-name="表5.B1" office:value-type="string">
            <text:p text:style-name="P6">두 마리. / 크로는 계단 옆에. 미케는 옹벽 위에. 울리고 있다. / 옹벽에게 반환. 크로는 스스로.</text:p>
          </table:table-cell>
        </table:table-row>
      </table:table>
      <text:p text:style-name="P5"/>
      <text:list xml:id="list7487402294074993101" text:style-name="L5">
        <text:list-item>
          <text:p text:style-name="P32">신변의 세들로한 것에 대해</text:p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6"/>
          </table:table-cell>
          <table:table-cell table:style-name="表6.B1" office:value-type="string">
            <text:p text:style-name="P5">비트 코인에 대한 이야기를 듣는다. 그 코인이 어떻게 대단한지. / 10 년 전엔 한 코인이 한 달러 였다라는 이야기. 지금은 두 만 달러. / 10 년에서 2 만배으로 되었다. / 그런 이야기를 듣는면, 내가 지금 하고 있는 일들이 무의미하게 느껴 온다. / </text:p>
          </table:table-cell>
        </table:table-row>
      </table:table>
      <text:list xml:id="list34501444" text:continue-numbering="true" text:style-name="L5">
        <text:list-item>
          <text:p text:style-name="P72">muzyka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6"/>
          </table:table-cell>
          <table:table-cell table:style-name="表7.B1" office:value-type="string">
            <text:list xml:id="list2386198348788082408" text:style-name="L6">
              <text:list-item>
                <text:p text:style-name="P33">klarnet : zagrałem. ćwiczenia, nie. zagrałem sekwencję. kilka sekwencji. sekwencje z kilkom nutami.</text:p>
              </text:list-item>
              <text:list-item>
                <text:p text:style-name="P33">shaku : ćwiczenia dla dźwięków, tzw. "dai-kan"-u, to znaczy, dźwięków w trzeciej oktawie. / a także, ćwiczenia dla ćwierćnut. / z których dziur? to, dziur 3, 4 i 2.</text:p>
              </text:list-item>
              <text:list-item>
                <text:p text:style-name="P33">shino : zacząłem późno. / musiałem iść do biblioteki, która zamyka się o siódmej. / tylko <text:soft-page-break/>około pięć minut dla shino / wykonałem[나는-했다 ćwiczenie dla przełączania[전환się między pierwszą i drugą oktawą.</text:p>
              </text:list-item>
            </text:list>
          </table:table-cell>
        </table:table-row>
        <table:table-row>
          <table:table-cell table:style-name="表7.A2" office:value-type="string">
            <text:p text:style-name="P16"/>
          </table:table-cell>
          <table:table-cell table:style-name="表7.B2" office:value-type="string">
            <text:p text:style-name="P7">i played a few sequences. sequences with a few notes.</text:p>
          </table:table-cell>
        </table:table-row>
      </table:table>
      <text:list xml:id="list34502572" text:continue-list="list34501444" text:style-name="L5">
        <text:list-item>
          <text:p text:style-name="P32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15">1</text:p>
          </table:table-cell>
          <table:table-cell table:style-name="表13.B1" office:value-type="string">
            <text:p text:style-name="P10">أستخدم الملح عندما أغسل شعري.أستخدم م </text:p>
            <text:p text:style-name="P8">i use salt when i wash my hair. \\\ <text:s text:c="2"/>### astachdimu'l'mulxaa / Aindamaa / aghsala[세척 / shaAriy[내-머리</text:p>
          </table:table-cell>
        </table:table-row>
        <table:table-row>
          <table:table-cell table:style-name="表13.A2" office:value-type="string">
            <text:p text:style-name="P15"/>
          </table:table-cell>
          <table:table-cell table:style-name="表13.B2" office:value-type="string">
            <text:p text:style-name="P1"/>
          </table:table-cell>
        </table:table-row>
      </table:table>
      <text:list xml:id="list4492473288994823985" text:style-name="L7">
        <text:list-item>
          <text:p text:style-name="P47"><text:span text:style-name="T6">در مورد تحقیق </text:span><text:span text:style-name="T5">### daar[about / moored[case / txqiyq[research</text:span>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5">1</text:p>
          </table:table-cell>
          <table:table-cell table:style-name="表14.B1" office:value-type="string">
            <text:p text:style-name="P10">من شروع به خواندن یک کتاب کردم</text:p>
            <text:p text:style-name="P8">man[나는 / shuruw'a[처음 / be[in,on / xoondam[read;읽다=itta / yeek[one / ketaab / kjardam[do</text:p>
            <text:p text:style-name="P8">i started reading a book.</text:p>
          </table:table-cell>
        </table:table-row>
        <table:table-row>
          <table:table-cell table:style-name="表14.A2" office:value-type="float" office:value="2">
            <text:p text:style-name="P17">2</text:p>
          </table:table-cell>
          <table:table-cell table:style-name="表14.B2" office:value-type="string">
            <text:p text:style-name="P11">من صبحانه نمی خورم</text:p>
            <text:p text:style-name="P9">man / sopxaane[아침밥 / nemiy[아니 / chuwram[나는-먹는다</text:p>
            <text:p text:style-name="P9">i do not eat breakfast. \\\ Nie jem śniadania \\\ 나는 아침을 먹지 않는다</text:p>
            <text:p text:style-name="P9"/>
          </table:table-cell>
        </table:table-row>
      </table:table>
      <text:list xml:id="list34500988" text:continue-numbering="true" text:style-name="L7">
        <text:list-item>
          <text:p text:style-name="P55"/>
        </text:list-item>
      </text:list>
      <text:p text:style-name="P1">//20210209_102130</text:p>
      <text:p text:style-name="P1"/>
      <text:p text:style-name="P22"><text:soft-page-break/></text:p>
      <text:p text:style-name="P4">XXX=================</text:p>
      <text:p text:style-name="P21">myself/ diary / 20210211_124408</text:p>
      <text:list xml:id="list9200453477989486732" text:style-name="L8">
        <text:list-item>
          <text:p text:style-name="P77">먹이주기</text:p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6"/>
          </table:table-cell>
          <table:table-cell table:style-name="表16.B1" office:value-type="string">
            <text:p text:style-name="P5">두 마리. 모두 옹벽 위에. 먼저 크로가 내려고, 이어 미케가 스스로.</text:p>
          </table:table-cell>
        </table:table-row>
        <table:table-row>
          <table:table-cell table:style-name="表16.A2" office:value-type="string">
            <text:p text:style-name="P16"/>
          </table:table-cell>
          <table:table-cell table:style-name="表16.B2" office:value-type="string">
            <text:p text:style-name="P5">옹벽에 돌아가기. 미케는 내가. 크로는 스스로.</text:p>
          </table:table-cell>
        </table:table-row>
      </table:table>
      <text:p text:style-name="P5"/>
      <text:list xml:id="list34484456" text:continue-numbering="true" text:style-name="L8">
        <text:list-item>
          <text:p text:style-name="P34">신변의 세들로한 것에 대해</text:p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16"/>
          </table:table-cell>
          <table:table-cell table:style-name="表17.B1" office:value-type="string">
            <text:p text:style-name="P5">책상에서의 작업 : 작업을 할 때, 지금은 앉지 않다. / 선 채로 작업한다. / 매우 오래전 부터 그런 것 같지만, 의자에 앉아 있으면, 허리가 아파되고온다. / 너무 아파서 앉아있을 수 없다.</text:p>
          </table:table-cell>
        </table:table-row>
      </table:table>
      <text:list xml:id="list34498123" text:continue-numbering="true" text:style-name="L8">
        <text:list-item>
          <text:p text:style-name="P73">muzyka</text:p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16"/>
          </table:table-cell>
          <table:table-cell table:style-name="表18.B1" office:value-type="string">
            <text:list xml:id="list3127675788838159487" text:style-name="L9">
              <text:list-item>
                <text:p text:style-name="P35">trzy instrumenty. / klarnet : używając kilku notaty, zagrałem kilku sekwencje. / jaki gatunek[유형 muzyki? / być może, gatunek jazzu / w przeciwieństwie[같지 않은, na przykład, do muzyki pop, które mają określone[지정된 melodie, muzyka, którą zagrałem wczoraj wieczorem, nie ma określonej melodii.</text:p>
              </text:list-item>
            </text:list>
          </table:table-cell>
        </table:table-row>
      </table:table>
      <text:list xml:id="list1240793811628083908" text:style-name="L10">
        <text:list-item>
          <text:p text:style-name="P36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table:number-rows-spanned="3" office:value-type="string">
            <text:p text:style-name="P15"/>
          </table:table-cell>
          <table:table-cell table:style-name="表19.B1" office:value-type="string">
            <text:p text:style-name="P12">I use computer when I read book.</text:p>
          </table:table-cell>
        </table:table-row>
        <table:table-row>
          <table:covered-table-cell/>
          <table:table-cell table:style-name="表19.B2" office:value-type="string">
            <text:p text:style-name="P10">أستخدم الكمبيوتر عندما أقرأ الكتاب.</text:p>
          </table:table-cell>
        </table:table-row>
        <table:table-row>
          <table:covered-table-cell/>
          <table:table-cell table:style-name="表19.B2" office:value-type="string">
            <text:p text:style-name="P13">astachdimu'l'kombiytira / Aindamaa / aqra'u'l'kitaba</text:p>
          </table:table-cell>
        </table:table-row>
      </table:table>
      <text:list xml:id="list34487462" text:continue-numbering="true" text:style-name="L10">
        <text:list-item>
          <text:p text:style-name="P48"><text:span text:style-name="T6">در مورد تحقیق </text:span><text:span text:style-name="T5">### daar[about / moored[case / txqiyq[research</text:span></text:p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table:number-rows-spanned="3" office:value-type="string">
            <text:p text:style-name="P15"/>
          </table:table-cell>
          <table:table-cell table:style-name="表20.B1" office:value-type="string">
            <text:p text:style-name="P12">the computer which i am using now.</text:p>
          </table:table-cell>
        </table:table-row>
        <table:table-row>
          <table:covered-table-cell/>
          <table:table-cell table:style-name="表20.B2" office:value-type="string">
            <text:p text:style-name="P10">رایانه ای که اکنون از آن استفاده می کنم.</text:p>
          </table:table-cell>
        </table:table-row>
        <table:table-row>
          <table:covered-table-cell/>
          <table:table-cell table:style-name="表20.B2" office:value-type="string">
            <text:p text:style-name="P13">raa'yaaniy / ei[? / chee[that / a'chnuwn[now:지금 / az[from / aan[it / isthafaadee[사용하다 / mei[나는한다~1 / kunam</text:p>
          </table:table-cell>
        </table:table-row>
      </table:table>
      <text:p text:style-name="P1"/>
      <text:p text:style-name="P1">//20210211_132906</text:p>
      <text:p text:style-name="P1"/>
      <text:p text:style-name="P22"/>
      <text:p text:style-name="P4">XXX=================</text:p>
      <text:p text:style-name="P21">myself/ diary / 20210215_111006</text:p>
      <text:list xml:id="list61853149482163852" text:style-name="L11">
        <text:list-item>
          <text:p text:style-name="P78">먹이주기</text:p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16"/>
          </table:table-cell>
          <table:table-cell table:style-name="表21.B1" office:value-type="string">
            <text:p text:style-name="P5">두 마리. 크로는 지상에. / 미케는 먼저 몇 번 목소리를 내었는데, 스스로 옹벽에서 내려왔다.</text:p>
          </table:table-cell>
        </table:table-row>
        <table:table-row>
          <table:table-cell table:style-name="表21.A2" office:value-type="string">
            <text:p text:style-name="P16"/>
          </table:table-cell>
          <table:table-cell table:style-name="表21.B2" office:value-type="string">
            <text:p text:style-name="P5">옹벽으로 돌아가기. 크로는 스스로. 미케는 옹벽 앞에서 멈춰선다. / 그래서, 안아하여, 옹벽에 올렸다.</text:p>
          </table:table-cell>
        </table:table-row>
      </table:table>
      <text:p text:style-name="P5"/>
      <text:list xml:id="list2547721648120294433" text:style-name="L12">
        <text:list-item>
          <text:p text:style-name="P37">신변의 세들로한 것에 대해</text:p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6"/>
          </table:table-cell>
          <table:table-cell table:style-name="表22.B1" office:value-type="string">
            <text:p text:style-name="P5">어떤 때 나는 기쁜 느낄까? [Kiedy się cieszę? </text:p>
            <text:p text:style-name="P5">/ 오전 중, 작업을 한다. 배가 고파온다. / 뭔가를 먹고 싶은 욕구를 느낀다. [Rano pracuję. Jestem głodny. / Mam ochotę coś zjeść.</text:p>
            <text:p text:style-name="Standard"><text:span text:style-name="T21">/ 그러나, 굳이 먹지 않다. 이윽고 11시가 가까워진다. </text:span><text:soft-page-break/><text:span text:style-name="T21">[Jednak nie odważę[我敢 się zjeść. W końcu zbliża </text:span><text:span text:style-name="T21">się[接近 godzina 11.</text:span></text:p>
            <text:p text:style-name="P5">/ 곧, 물건을 먹을 수 있다. 그렇게 생각할 때 뭔가 안심한 것을 느낀다. [Wkrótce będziesz mógł jeść. Kiedy tak myślę, czuję się bezpiecznie[안전하게.</text:p>
            <text:p text:style-name="P5">/ 아마도, 그러한 느낌을 "기쁘다" 라고 부르는 것이다. [Być może nazwają to „Cieszę się”.</text:p>
          </table:table-cell>
        </table:table-row>
        <table:table-row>
          <table:table-cell table:style-name="表22.A2" office:value-type="string">
            <text:p text:style-name="P16"/>
          </table:table-cell>
          <table:table-cell table:style-name="表22.B2" office:value-type="string">
            <text:p text:style-name="P5"/>
          </table:table-cell>
        </table:table-row>
      </table:table>
      <text:list xml:id="list34513352" text:continue-list="list34498123" text:style-name="L8">
        <text:list-item>
          <text:p text:style-name="P81">muzyka</text:p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3"/>
          </table:table-cell>
          <table:table-cell table:style-name="表23.B1" office:value-type="string">
            <text:list xml:id="list4740179827757929775" text:style-name="L13">
              <text:list-item>
                <text:p text:style-name="P60"/>
              </text:list-item>
            </text:list>
          </table:table-cell>
        </table:table-row>
        <table:table-row>
          <table:table-cell table:style-name="表23.A2" office:value-type="string">
            <text:p text:style-name="P23"/>
          </table:table-cell>
          <table:table-cell table:style-name="表23.B2" office:value-type="string">
            <text:p text:style-name="P25"/>
          </table:table-cell>
        </table:table-row>
      </table:table>
      <text:list xml:id="list7373908144510465018" text:style-name="L14">
        <text:list-item>
          <text:p text:style-name="P61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4"/>
          </table:table-cell>
          <table:table-cell table:style-name="表24.B1" office:value-type="string">
            <text:p text:style-name="P26"/>
          </table:table-cell>
        </table:table-row>
      </table:table>
      <text:list xml:id="list34510525" text:continue-numbering="true" text:style-name="L14">
        <text:list-item>
          <text:p text:style-name="P62"><text:span text:style-name="T6">در مورد تحقیق </text:span><text:span text:style-name="T5">### daar[about / moored[case / txqiyq[research</text:span></text:p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4"/>
          </table:table-cell>
          <table:table-cell table:style-name="表25.B1" office:value-type="string">
            <text:p text:style-name="P26"/>
          </table:table-cell>
        </table:table-row>
      </table:table>
      <text:p text:style-name="P26"/>
      <text:p text:style-name="P1">//20210215_110943</text:p>
      <text:p text:style-name="P1"/>
      <text:p text:style-name="P22"/>
      <text:p text:style-name="P4">XXX=================</text:p>
      <text:p text:style-name="P21">myself/ diary / 20210216_111845</text:p>
      <text:list xml:id="list34501638" text:continue-list="list34513352" text:style-name="L8">
        <text:list-item>
          <text:p text:style-name="P77">먹이주기</text:p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6"/>
          </table:table-cell>
          <table:table-cell table:style-name="表26.B1" office:value-type="string">
            <text:p text:style-name="P5">두 마리. 모두 옹벽 위에. 스스로 내려왔다.</text:p>
          </table:table-cell>
        </table:table-row>
      </table:table>
      <text:p text:style-name="P5"/>
      <text:list xml:id="list34499626" text:continue-numbering="true" text:style-name="L8">
        <text:list-item>
          <text:p text:style-name="P34"><text:soft-page-break/>신변의 세들로한 것에 대해</text:p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16"/>
          </table:table-cell>
          <table:table-cell table:style-name="表27.B1" office:value-type="string">
            <text:p text:style-name="Standard"><text:span text:style-name="T21">지금 읽고 있는 책. / 제목은 “</text:span><text:span text:style-name="T22">折りたく柴の記</text:span><text:span text:style-name="T21">”(일본어). </text:span></text:p>
            <text:p text:style-name="P5">/ 저자의 이름은 "아라이 하쿠세키". 일본의 에도시대의 사람이다. / 도쿠가와 정부에서 일했다.</text:p>
            <text:p text:style-name="P5">/ 이 책은 하쿠세키가 쓴 자서전이다.</text:p>
          </table:table-cell>
        </table:table-row>
      </table:table>
      <text:list xml:id="list34489974" text:continue-numbering="true" text:style-name="L8">
        <text:list-item>
          <text:p text:style-name="P73">muzyka</text:p>
        </text:list-item>
      </text:list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16"/>
          </table:table-cell>
          <table:table-cell table:style-name="表28.B1" office:value-type="string">
            <text:list xml:id="list147347456354163289" text:style-name="L15">
              <text:list-item>
                <text:p text:style-name="P38">wczoraj, tylko shaku. / melodia przyszła do mojego mózgu. / zagrałem tą melodię. / napisałem także go na papierze.</text:p>
              </text:list-item>
            </text:list>
          </table:table-cell>
        </table:table-row>
      </table:table>
      <text:list xml:id="list3522767068815802257" text:style-name="L16">
        <text:list-item>
          <text:p text:style-name="P39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29" table:style-name="表29">
        <table:table-column table:style-name="表29.A"/>
        <table:table-column table:style-name="表29.B"/>
        <table:table-row table:style-name="表29.1">
          <table:table-cell table:style-name="表29.A1" office:value-type="string">
            <text:p text:style-name="P15"/>
          </table:table-cell>
          <table:table-cell table:style-name="表29.B1" office:value-type="string">
            <text:p text:style-name="P2">أول أمس، كان يوم الاحد</text:p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2" office:value-type="string">
            <text:p text:style-name="P5">awal~amsi[Przedwczoraj;어제 전날 / kaan / yawm'l'axdi[일요일</text:p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3" office:value-type="string">
            <text:p text:style-name="P2">Inageyaذهبت إلى </text:p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3" office:value-type="string">
            <text:p text:style-name="P5">dhahapta[나는 갔었다 / iilaa / Inageya</text:p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3" office:value-type="string">
            <text:p text:style-name="P2">اشتريت بعض البيض.</text:p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3" office:value-type="string">
            <text:p text:style-name="P5">ishtara'ytu[나는 샀다 / bAd^'al'ba'yd^i[약간-달걀 / </text:p>
          </table:table-cell>
        </table:table-row>
      </table:table>
      <text:list xml:id="list34494295" text:continue-numbering="true" text:style-name="L16">
        <text:list-item>
          <text:p text:style-name="P56"><text:span text:style-name="T12">در مورد تحقیق </text:span><text:span text:style-name="T11">### daar[about / moored[case / txqiyq[research</text:span>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8"/>
          </table:table-cell>
          <table:table-cell table:style-name="表30.B1" office:value-type="string">
            <text:p text:style-name="P14"/>
          </table:table-cell>
        </table:table-row>
      </table:table>
      <text:p text:style-name="P14"/>
      <text:p text:style-name="P1">//20210216_114656</text:p>
      <text:p text:style-name="P1"/>
      <text:p text:style-name="P22"/>
      <text:p text:style-name="P4">XXX=================</text:p>
      <text:p text:style-name="P21"><text:soft-page-break/>myself/ diary / XXXX</text:p>
      <text:list xml:id="list7503047999385240509" text:style-name="L23">
        <text:list-item>
          <text:p text:style-name="P79">먹이주기</text:p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16"/>
          </table:table-cell>
          <table:table-cell table:style-name="表31.B1" office:value-type="string">
            <text:p text:style-name="P5">두 마리. 최초 위치는 : 크로. 계단 바로 옆의 옹벽 위. 내가 계단 아래부터 평소의 옹벽 위치로 달리기 시작한 때 내 머리 위으로부터 울음 소리가 들린다. / </text:p>
            <text:p text:style-name="P5">/ 미케 : 내가 계단 근처에 있었을 때, 미케의 울음소리가 들렸다. / 머리 위에 크로를 보면서, "먹이 옹벽" 으로 달린다. </text:p>
            <text:p text:style-name="P5">/ 순간, 먹이 옹벽을 본다. 무려, 미케가 보이지 않다. / 시선을 이동하면, 무려, 미케가 지상 에 이 쪽으로 달려 오고 있다.</text:p>
          </table:table-cell>
        </table:table-row>
      </table:table>
      <text:p text:style-name="P5"/>
      <text:list xml:id="list34491800" text:continue-numbering="true" text:style-name="L23">
        <text:list-item>
          <text:p text:style-name="P57"><text:span text:style-name="T21">신변의 세들로한 것에 대해</text:span></text:p>
        </text:list-item>
      </text:list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16"/>
          </table:table-cell>
          <table:table-cell table:style-name="表32.B1" office:value-type="string">
            <text:p text:style-name="P5">어제, 도서관에서 책을 빌려왔다. / 3 권. / 제목은, 예기(礼記), 서경(書経), 그리고, 근사록(近思録) 이다.</text:p>
          </table:table-cell>
        </table:table-row>
        <table:table-row>
          <table:table-cell table:style-name="表32.A2" office:value-type="string">
            <text:p text:style-name="P16"/>
          </table:table-cell>
          <table:table-cell table:style-name="表32.B2" office:value-type="string">
            <text:p text:style-name="P5">서경을 빌렸던 이유는, 이 책 자체가 목적이 아니라, 이 책의 하나 장있는 "악기(楽記)" 가 목적이다.</text:p>
          </table:table-cell>
        </table:table-row>
      </table:table>
      <text:list xml:id="list34510752" text:continue-numbering="true" text:style-name="L23">
        <text:list-item>
          <text:p text:style-name="P74">muzyka</text:p>
        </text:list-item>
      </text:list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16"/>
          </table:table-cell>
          <table:table-cell table:style-name="表33.B1" office:value-type="string">
            <text:list xml:id="list145316662877596758" text:style-name="L17">
              <text:list-item>
                <text:p text:style-name="P40">znowu, tylko shaku. / nowe rzeczy, które zacząłem wczoraj : nowe rzeczy, które zacząłem[나는 시작했다 wczoraj : szybkie działanie[동작. / co zrobiłem : sąsiednie[인접한 trzy nuty. zagrałem ich szybko z[연속해서~1 rzędu.</text:p>
              </text:list-item>
              <text:list-item>
                <text:p text:style-name="P40">o "koro" : kiedy jechałem na rowerze w drodze do parku, pomyślałem : może być, "koro", zrobię go nie więcej. / powodem jest, czy raczej, <text:soft-page-break/>rozumowanie to : potrzebowałbym innych manewrów palcami, raczej niż ruchu "koro", czyż nie? w tym momencie? / tak, później, może chciałbym dmuchać "koro". ale, teraz? przed tych innymi wyrażeniami?</text:p>
              </text:list-item>
              <text:list-item>
                <text:p text:style-name="P40">tak także, mógłbyś powiedzieć, że jeśli mogę dmuchać "koro", potem, mógłbym, także, dmuchać tych innych ruchy. więc, powienienem ćwiczyć "koro" teraz.</text:p>
              </text:list-item>
            </text:list>
          </table:table-cell>
        </table:table-row>
      </table:table>
      <text:list xml:id="list2989771462913786907" text:style-name="L18">
        <text:list-item>
          <text:p text:style-name="P41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34" table:style-name="表34">
        <table:table-column table:style-name="表34.A"/>
        <table:table-column table:style-name="表34.B"/>
        <table:table-row>
          <table:table-cell table:style-name="表34.A1" office:value-type="string">
            <text:p text:style-name="P15"/>
          </table:table-cell>
          <table:table-cell table:style-name="表34.B1" office:value-type="string">
            <text:p text:style-name="P2">candoأمس، ذهبت إلى </text:p>
          </table:table-cell>
        </table:table-row>
        <table:table-row>
          <table:table-cell table:style-name="表34.A2" office:value-type="string">
            <text:p text:style-name="P15"/>
          </table:table-cell>
          <table:table-cell table:style-name="表34.B2" office:value-type="string">
            <text:p text:style-name="P5">-</text:p>
          </table:table-cell>
        </table:table-row>
        <table:table-row>
          <table:table-cell table:style-name="表34.A2" office:value-type="string">
            <text:p text:style-name="P15"/>
          </table:table-cell>
          <table:table-cell table:style-name="表34.B2" office:value-type="string">
            <text:p text:style-name="P2">كان يوم الثلاثاء.</text:p>
          </table:table-cell>
        </table:table-row>
        <table:table-row>
          <table:table-cell table:style-name="表34.A2" office:value-type="string">
            <text:p text:style-name="P15"/>
          </table:table-cell>
          <table:table-cell table:style-name="表34.B2" office:value-type="string">
            <text:p text:style-name="P5">kaan / yawm'l'thlathaa'I화요일[</text:p>
          </table:table-cell>
        </table:table-row>
        <table:table-row>
          <table:table-cell table:style-name="表34.A2" office:value-type="string">
            <text:p text:style-name="P15"/>
          </table:table-cell>
          <table:table-cell table:style-name="表34.B2" office:value-type="string">
            <text:p text:style-name="P2">بعد التسوق، ذهبت إلى الحديقة.</text:p>
          </table:table-cell>
        </table:table-row>
        <table:table-row>
          <table:table-cell table:style-name="表34.A2" office:value-type="string">
            <text:p text:style-name="P15"/>
          </table:table-cell>
          <table:table-cell table:style-name="表34.B2" office:value-type="string">
            <text:p text:style-name="P5">baAd'al'tasawuwqi / dzahapta / iilaa'al'xadiyqati[공원</text:p>
          </table:table-cell>
        </table:table-row>
      </table:table>
      <text:list xml:id="list34503907" text:continue-numbering="true" text:style-name="L18">
        <text:list-item>
          <text:p text:style-name="P49"><text:span text:style-name="T6">در مورد تحقیق </text:span><text:span text:style-name="T5">### daar[about / moored[case / txqiyq[research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15"/>
          </table:table-cell>
          <table:table-cell table:style-name="表35.B1" office:value-type="string">
            <text:p text:style-name="P2">دیروز ، من به فروشگاه رفتم.</text:p>
          </table:table-cell>
        </table:table-row>
        <table:table-row>
          <table:table-cell table:style-name="表35.A2" office:value-type="string">
            <text:p text:style-name="P15"/>
          </table:table-cell>
          <table:table-cell table:style-name="表35.B2" office:value-type="string">
            <text:p text:style-name="P5">diyruus[어제 / man / beh / kuruushkah / raktam[나는 갔다 ### Yesterday, I went to the store.</text:p>
          </table:table-cell>
        </table:table-row>
        <table:table-row>
          <table:table-cell table:style-name="表35.A2" office:value-type="string">
            <text:p text:style-name="P15"/>
          </table:table-cell>
          <table:table-cell table:style-name="表35.B2" office:value-type="string">
            <text:p text:style-name="P2">سه سه‌شنبه بود</text:p>
          </table:table-cell>
        </table:table-row>
        <table:table-row>
          <table:table-cell table:style-name="表35.A2" office:value-type="string">
            <text:p text:style-name="P15"/>
          </table:table-cell>
          <table:table-cell table:style-name="表35.B2" office:value-type="string">
            <text:p text:style-name="P5">### it was Tuesday. ### see'shanbe[화요일 / buwt[였다</text:p>
          </table:table-cell>
        </table:table-row>
      </table:table>
      <text:p text:style-name="P1"/>
      <text:p text:style-name="P1">//20210217_142640</text:p>
      <text:p text:style-name="P1"><text:soft-page-break/></text:p>
      <text:p text:style-name="P22">@@@</text:p>
      <text:p text:style-name="P4">XXX=================</text:p>
      <text:p text:style-name="P21">myself/ diary / XXXX</text:p>
      <text:list xml:id="list6757715543147628137" text:style-name="L26">
        <text:list-item>
          <text:p text:style-name="P80">먹이주기</text:p>
        </text:list-item>
      </text:list>
      <table:table table:name="表36" table:style-name="表36">
        <table:table-column table:style-name="表36.A"/>
        <table:table-column table:style-name="表36.B"/>
        <table:table-row>
          <table:table-cell table:style-name="表36.A1" office:value-type="string">
            <text:p text:style-name="P16"/>
          </table:table-cell>
          <table:table-cell table:style-name="表36.B1" office:value-type="string">
            <text:p text:style-name="P5"/>
          </table:table-cell>
        </table:table-row>
        <table:table-row>
          <table:table-cell table:style-name="表36.A2" office:value-type="string">
            <text:p text:style-name="P16"/>
          </table:table-cell>
          <table:table-cell table:style-name="表36.B2" office:value-type="string">
            <text:p text:style-name="P5"/>
          </table:table-cell>
        </table:table-row>
      </table:table>
      <text:p text:style-name="P5"/>
      <text:list xml:id="list34498042" text:continue-numbering="true" text:style-name="L26">
        <text:list-item>
          <text:p text:style-name="P59"><text:span text:style-name="T21">신변의 세들로한 것에 대해</text:span></text:p>
        </text:list-item>
      </text:list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6"/>
          </table:table-cell>
          <table:table-cell table:style-name="表37.B1" office:value-type="string">
            <text:p text:style-name="P5"/>
          </table:table-cell>
        </table:table-row>
        <table:table-row>
          <table:table-cell table:style-name="表37.A2" office:value-type="string">
            <text:p text:style-name="P16"/>
          </table:table-cell>
          <table:table-cell table:style-name="表37.B2" office:value-type="string">
            <text:p text:style-name="P5"/>
          </table:table-cell>
        </table:table-row>
      </table:table>
      <text:list xml:id="list34502481" text:continue-numbering="true" text:style-name="L26">
        <text:list-item>
          <text:p text:style-name="P75">muzyka</text:p>
        </text:list-item>
      </text:list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16"/>
          </table:table-cell>
          <table:table-cell table:style-name="表38.B1" office:value-type="string">
            <text:list xml:id="list468330115555038053" text:style-name="L24">
              <text:list-item>
                <text:p text:style-name="P44"/>
              </text:list-item>
            </text:list>
          </table:table-cell>
        </table:table-row>
        <table:table-row>
          <table:table-cell table:style-name="表38.A2" office:value-type="string">
            <text:p text:style-name="P16"/>
          </table:table-cell>
          <table:table-cell table:style-name="表38.B2" office:value-type="string">
            <text:p text:style-name="P5"/>
          </table:table-cell>
        </table:table-row>
      </table:table>
      <text:list xml:id="list2795578763109854403" text:style-name="L25">
        <text:list-item>
          <text:p text:style-name="P45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5"/>
          </table:table-cell>
          <table:table-cell table:style-name="表39.B1" office:value-type="string">
            <text:p text:style-name="P2">aaa</text:p>
          </table:table-cell>
        </table:table-row>
        <table:table-row>
          <table:table-cell table:style-name="表39.A2" office:value-type="string">
            <text:p text:style-name="P15"/>
          </table:table-cell>
          <table:table-cell table:style-name="表39.B2" office:value-type="string">
            <text:p text:style-name="P5"/>
          </table:table-cell>
        </table:table-row>
      </table:table>
      <text:list xml:id="list34494444" text:continue-numbering="true" text:style-name="L25">
        <text:list-item>
          <text:p text:style-name="P53"><text:span text:style-name="T6">در مورد تحقیق </text:span><text:span text:style-name="T5">### daar[about / moored[case / txqiyq[research</text:span></text:p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15"/>
          </table:table-cell>
          <table:table-cell table:style-name="表40.B1" office:value-type="string">
            <text:p text:style-name="P2">aaa</text:p>
          </table:table-cell>
        </table:table-row>
        <table:table-row>
          <table:table-cell table:style-name="表40.A2" office:value-type="string">
            <text:p text:style-name="P15"/>
          </table:table-cell>
          <table:table-cell table:style-name="表40.B2" office:value-type="string">
            <text:p text:style-name="P5"/>
          </table:table-cell>
        </table:table-row>
      </table:table>
      <text:p text:style-name="P1"/>
      <text:p text:style-name="P1">//</text:p>
      <text:p text:style-name="P1"/>
      <text:p text:style-name="P1"/>
      <text:p text:style-name="P6"><text:soft-page-break/>-------------------- TEMPLATE 20210209_091706</text:p>
      <text:p text:style-name="P4">XXX=================</text:p>
      <text:p text:style-name="P21">myself/ diary / XXXX</text:p>
      <text:list xml:id="list34490614" text:continue-list="list34489974" text:style-name="L8">
        <text:list-item>
          <text:p text:style-name="P77">먹이주기</text:p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6"/>
          </table:table-cell>
          <table:table-cell table:style-name="表8.B1" office:value-type="string">
            <text:p text:style-name="P5"/>
          </table:table-cell>
        </table:table-row>
        <table:table-row>
          <table:table-cell table:style-name="表8.A2" office:value-type="string">
            <text:p text:style-name="P16"/>
          </table:table-cell>
          <table:table-cell table:style-name="表8.B2" office:value-type="string">
            <text:p text:style-name="P5"/>
          </table:table-cell>
        </table:table-row>
      </table:table>
      <text:p text:style-name="P5"/>
      <text:list xml:id="list34507578" text:continue-numbering="true" text:style-name="L8">
        <text:list-item>
          <text:p text:style-name="P34">신변의 세들로한 것에 대해</text:p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6"/>
          </table:table-cell>
          <table:table-cell table:style-name="表9.B1" office:value-type="string">
            <text:p text:style-name="P5"/>
          </table:table-cell>
        </table:table-row>
        <table:table-row>
          <table:table-cell table:style-name="表9.A2" office:value-type="string">
            <text:p text:style-name="P16"/>
          </table:table-cell>
          <table:table-cell table:style-name="表9.B2" office:value-type="string">
            <text:p text:style-name="P5"/>
          </table:table-cell>
        </table:table-row>
      </table:table>
      <text:list xml:id="list34495104" text:continue-numbering="true" text:style-name="L8">
        <text:list-item>
          <text:p text:style-name="P73">muzyka</text:p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6"/>
          </table:table-cell>
          <table:table-cell table:style-name="表10.B1" office:value-type="string">
            <text:list xml:id="list6192514006133346917" text:style-name="L19">
              <text:list-item>
                <text:p text:style-name="P42"/>
              </text:list-item>
            </text:list>
          </table:table-cell>
        </table:table-row>
        <table:table-row>
          <table:table-cell table:style-name="表10.A2" office:value-type="string">
            <text:p text:style-name="P16"/>
          </table:table-cell>
          <table:table-cell table:style-name="表10.B2" office:value-type="string">
            <text:p text:style-name="P5"/>
          </table:table-cell>
        </table:table-row>
      </table:table>
      <text:list xml:id="list2032709705138689162" text:style-name="L20">
        <text:list-item>
          <text:p text:style-name="P43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5"/>
          </table:table-cell>
          <table:table-cell table:style-name="表11.B1" office:value-type="string">
            <text:p text:style-name="P2">aaa</text:p>
          </table:table-cell>
        </table:table-row>
        <table:table-row>
          <table:table-cell table:style-name="表11.A2" office:value-type="string">
            <text:p text:style-name="P15"/>
          </table:table-cell>
          <table:table-cell table:style-name="表11.B2" office:value-type="string">
            <text:p text:style-name="P5"/>
          </table:table-cell>
        </table:table-row>
      </table:table>
      <text:list xml:id="list34498542" text:continue-numbering="true" text:style-name="L20">
        <text:list-item>
          <text:p text:style-name="P50"><text:span text:style-name="T6">در مورد تحقیق </text:span><text:span text:style-name="T5">### daar[about / moored[case / txqiyq[research</text:span></text:p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15"/>
          </table:table-cell>
          <table:table-cell table:style-name="表15.B1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15"/>
          </table:table-cell>
          <table:table-cell table:style-name="表15.B2" office:value-type="string">
            <text:p text:style-name="P5"/>
          </table:table-cell>
        </table:table-row>
      </table:table>
      <text:p text:style-name="P1"/>
      <text:p text:style-name="P1">//</text:p>
      <text:p text:style-name="P1"/>
      <text:p text:style-name="P1"/>
      <text:p text:style-name="P3">===========================</text:p>
      <text:p text:style-name="P19">myself/ diary / XXXX</text:p>
      <text:list xml:id="list34493851" text:continue-list="list8780101285226269975" text:style-name="L1">
        <text:list-item>
          <text:p text:style-name="P65"><text:soft-page-break/><text:span text:style-name="T20">먹이주기 </text:span><text:span text:style-name="T19">: </text:span><text:span text:style-name="T20">돈 </text:span><text:span text:style-name="T19">~ / </text:span><text:span text:style-name="T20">류 </text:span><text:span text:style-name="T19">~ / </text:span><text:span text:style-name="T20">두 마리 </text:span><text:span text:style-name="T19">+</text:span></text:p>
        </text:list-item>
        <text:list-item>
          <text:p text:style-name="P66">신변의 세들로한 것에 대해</text:p>
        </text:list-item>
        <text:list-item>
          <text:p text:style-name="P65"><text:span text:style-name="T19">питье'[-yoo:</text:span><text:span text:style-name="T20">마신다 </text:span><text:span text:style-name="T19">алкого'ля</text:span></text:p>
        </text:list-item>
        <text:list-item>
          <text:p text:style-name="P68">muzyka</text:p>
        </text:list-item>
        <text:list-item>
          <text:p text:style-name="P69"><text:span text:style-name="T13">عن الله</text:span><text:span text:style-name="T14">. ### AAn'laa[</text:span><text:span text:style-name="T15">신에</text:span><text:span text:style-name="T14">-</text:span><text:span text:style-name="T15">대해</text:span></text:p>
        </text:list-item>
        <text:list-item>
          <text:p text:style-name="P65"><text:span text:style-name="T16">عن الأشياء الصغيرة من حولي</text:span><text:span text:style-name="T18">. </text:span><text:span text:style-name="T19">### AAn'il'ashiyaaI[</text:span><text:span text:style-name="T20">사물에</text:span><text:span text:style-name="T19">-</text:span><text:span text:style-name="T20">대해 </text:span><text:span text:style-name="T19">/ 's^aghiyyati[</text:span><text:span text:style-name="T20">작은 </text:span><text:span text:style-name="T19">/ min-xawliy[</text:span><text:span text:style-name="T20">내</text:span><text:span text:style-name="T19">-</text:span><text:span text:style-name="T20">주위</text:span></text:p>
        </text:list-item>
        <text:list-item>
          <text:p text:style-name="P69"><text:span text:style-name="T13">در مورد تحقیق </text:span><text:span text:style-name="T14">### daar[about / moored[case / txqiyq[research</text:span></text:p>
        </text:list-item>
        <text:list-item>
          <text:p text:style-name="P67"><text:span text:style-name="T17">धर्म के। </text:span><text:span text:style-name="T19">### dharm[</text:span><text:span text:style-name="T20">종교 </text:span><text:span text:style-name="T19">/ ke[</text:span><text:span text:style-name="T20">의 </text:span><text:span text:style-name="T19">\\\ about religion</text:span></text:p>
        </text:list-item>
        <text:list-item>
          <text:p text:style-name="P70"><text:span text:style-name="T5">about miscellaneous things around me. \\\ </text:span><text:span text:style-name="T1">मेरे</text:span><text:span text:style-name="T5">[mere:my </text:span><text:span text:style-name="T1">चारों</text:span><text:span text:style-name="T5">[chaaron:</text:span><text:a xlink:type="simple" xlink:href="http://xn--wbsyb.jp/" office:target-frame-name="_blank" xlink:show="new" text:style-name="Internet_20_link" text:visited-style-name="Visited_20_Internet_20_Link"><text:span text:style-name="T10">四囲</text:span></text:a><text:a xlink:type="simple" xlink:href="http://xn--wbsyb.jp/" office:target-frame-name="_blank" xlink:show="new" text:style-name="Internet_20_link" text:visited-style-name="Visited_20_Internet_20_Link"><text:span text:style-name="T9">.jp</text:span></text:a><text:span text:style-name="T5"> </text:span><text:span text:style-name="T1">ओर</text:span><text:span text:style-name="T5">[oor:part </text:span><text:span text:style-name="T1">विविध</text:span><text:span text:style-name="T5">[vivid`:</text:span><text:span text:style-name="T3">다양한 </text:span><text:span text:style-name="T1">चीजों</text:span><text:span text:style-name="T5">[cheejon:</text:span><text:span text:style-name="T3">소지품 </text:span><text:span text:style-name="T1">के में</text:span><text:span text:style-name="T5">[mein:of</text:span><text:span text:style-name="T1">।</text:span></text:p>
        </text:list-item>
      </text:list>
      <text:p text:style-name="P1"/>
      <text:p text:style-name="P6">--------------------------------------- closing : 20210209_092028</text:p>
      <text:list xml:id="list4957416065432403495" text:style-name="L21">
        <text:list-item>
          <text:p text:style-name="P51">%%</text:p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float" office:value="1">
            <text:p text:style-name="P15">1</text:p>
          </table:table-cell>
          <table:table-cell table:style-name="表12.B1" office:value-type="string">
            <text:p text:style-name="P5">C:\WORKS_2\a &amp;&amp; r oj &amp;&amp; g a . &amp;&amp; g c -m "(myself : diary-in-langs) periodical updates" &amp;&amp; e &amp;&amp; p</text:p>
          </table:table-cell>
        </table:table-row>
        <table:table-row>
          <table:table-cell table:style-name="表12.A2">
            <text:p text:style-name="P15"/>
          </table:table-cell>
          <table:table-cell table:style-name="表12.B2" office:value-type="string">
            <text:p text:style-name="P1">myself diary -daylog </text:p>
          </table:table-cell>
        </table:table-row>
      </table:table>
      <text:list xml:id="list3426010326936079685" text:style-name="L22">
        <text:list-item>
          <text:p text:style-name="P5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.Arabic UI Display" svg:font-family="'.Arabic UI Display', Tahoma, 'Iranian Serif', 'Noto Naskh Arabic', 'Iranian Sans', 'DejaVu Sans', serif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2-17T14:27:22.71</dc:date>
    <dc:creator>iwabuchi ken</dc:creator>
    <meta:editing-duration>PT7H9M18S</meta:editing-duration>
    <meta:editing-cycles>23</meta:editing-cycles>
    <meta:generator>OpenOffice/4.1.3$Win32 OpenOffice.org_project/413m1$Build-9783</meta:generator>
    <meta:document-statistic meta:table-count="40" meta:image-count="0" meta:object-count="0" meta:page-count="12" meta:paragraph-count="152" meta:word-count="2390" meta:character-count="7468"/>
  </office:meta>
</office:document-meta>
</file>